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9CE4F01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425cm" svg:width="16.674cm" svg:height="12.561cm" draw:z-index="0"><draw:image xlink:href="Pictures/1000000000000330000002649CE4F0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10:24</meta:creation-date>
    <meta:editing-duration>PT00H00M44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11:08</dc:date>
    <dc:creator>Juan Rodriguez</dc:creator>
    <meta:template xlink:type="simple" xlink:actuate="onRequest" xlink:title="redaccion" xlink:href="../redaccion.ott" meta:date="2011-03-10T13:10:24"/>
  </office:meta>
</office:document-meta>
</file>